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8cm" fo:min-width="2.542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3cm" svg:height="4cm" svg:x="8.9cm" svg:y="2.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cm" svg:height="4cm" svg:x="15.2cm" svg:y="6.3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cm" svg:height="4cm" svg:x="6.3cm" svg:y="8.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cm" svg:height="4cm" svg:x="21.2cm" svg:y="12.3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cm" svg:height="4cm" svg:x="1.9cm" svg:y="2.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9cm" svg:y1="9.8cm" svg:x2="21.9cm" svg:y2="13cm">
          <text:p/>
        </draw:line>
        <draw:line draw:style-name="gr2" draw:text-style-name="P2" draw:layer="layout" svg:x1="15.8cm" svg:y1="9.7cm" svg:x2="10.7cm" svg:y2="10.6cm">
          <text:p/>
        </draw:line>
        <draw:line draw:style-name="gr2" draw:text-style-name="P2" draw:layer="layout" svg:x1="6.9cm" svg:y1="9.2cm" svg:x2="4.9cm" svg:y2="6.5cm">
          <text:p/>
        </draw:line>
        <draw:line draw:style-name="gr2" draw:text-style-name="P2" draw:layer="layout" svg:x1="6.2cm" svg:y1="4.2cm" svg:x2="8.9cm" svg:y2="4.3cm">
          <text:p/>
        </draw:line>
        <draw:line draw:style-name="gr2" draw:text-style-name="P2" draw:layer="layout" svg:x1="10.3cm" svg:y1="6cm" svg:x2="9.4cm" svg:y2="8.8cm">
          <text:p/>
        </draw:line>
        <draw:line draw:style-name="gr2" draw:text-style-name="P2" draw:layer="layout" svg:x1="12.8cm" svg:y1="5.1cm" svg:x2="15.8cm" svg:y2="7cm">
          <text:p/>
        </draw:line>
        <draw:frame draw:style-name="gr3" draw:text-style-name="P3" draw:layer="layout" svg:width="4.481cm" svg:height="0.962cm" svg:x="19.8cm" svg:y="3cm">
          <draw:text-box>
            <text:p>Grafo dirigido </text:p>
          </draw:text-box>
        </draw:frame>
        <officeooo:annotation svg:x="0cm" svg:y="0cm">
          <dc:date>2019-09-10T13:51:39</dc:date>
          <text:p/>
        </officeooo:annotation>
      </draw:page>
      <draw:page draw:name="page2" draw:style-name="dp1" draw:master-page-name="Predeterminado">
        <draw:custom-shape draw:style-name="gr1" draw:text-style-name="P1" draw:layer="layout" svg:width="4.3cm" svg:height="4cm" svg:x="8.9cm" svg:y="2.09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cm" svg:height="4cm" svg:x="15.2cm" svg:y="6.29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cm" svg:height="4cm" svg:x="6.3cm" svg:y="8.49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cm" svg:height="4cm" svg:x="21.2cm" svg:y="12.299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cm" svg:height="4cm" svg:x="1.9cm" svg:y="2.599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5.362cm" svg:height="0.962cm" svg:x="19.8cm" svg:y="2.999cm">
          <draw:text-box>
            <text:p>Grafo no dirigido </text:p>
          </draw:text-box>
        </draw:frame>
        <draw:line draw:style-name="gr4" draw:text-style-name="P2" draw:layer="layout" svg:x1="5.1cm" svg:y1="6.3cm" svg:x2="7cm" svg:y2="8.9cm">
          <text:p/>
        </draw:line>
        <draw:line draw:style-name="gr4" draw:text-style-name="P2" draw:layer="layout" svg:x1="6.1cm" svg:y1="4.2cm" svg:x2="8.8cm" svg:y2="4.2cm">
          <text:p/>
        </draw:line>
        <draw:line draw:style-name="gr4" draw:text-style-name="P2" draw:layer="layout" svg:x1="10.4cm" svg:y1="6.1cm" svg:x2="9.3cm" svg:y2="9cm">
          <text:p/>
        </draw:line>
        <draw:line draw:style-name="gr4" draw:text-style-name="P2" draw:layer="layout" svg:x1="12.8cm" svg:y1="5.4cm" svg:x2="15.6cm" svg:y2="7.2cm">
          <text:p/>
        </draw:line>
        <draw:line draw:style-name="gr4" draw:text-style-name="P2" draw:layer="layout" svg:x1="10.6cm" svg:y1="10.4cm" svg:x2="15.6cm" svg:y2="9.3cm">
          <text:p/>
        </draw:line>
        <draw:line draw:style-name="gr4" draw:text-style-name="P2" draw:layer="layout" svg:x1="18.6cm" svg:y1="9.9cm" svg:x2="21.9cm" svg:y2="1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H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3:47:48.913353401</meta:creation-date>
    <dc:date>2019-09-10T14:22:10.349446347</dc:date>
    <meta:editing-duration>PT24M11S</meta:editing-duration>
    <meta:editing-cycles>1</meta:editing-cycles>
    <meta:document-statistic meta:object-count="24"/>
    <meta:generator>LibreOffice/6.2.6.2$Linux_X86_64 LibreOffice_project/20$Build-2</meta:generator>
  </office:meta>
</office:document-meta>
</file>